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118" officeooo:paragraph-rsid="0001c118"/>
    </style:style>
    <style:style style:name="P2" style:family="paragraph" style:parent-style-name="Standard">
      <style:text-properties officeooo:rsid="000389cb" officeooo:paragraph-rsid="000389cb"/>
    </style:style>
    <style:style style:name="P3" style:family="paragraph" style:parent-style-name="Standard">
      <style:text-properties officeooo:rsid="000396c6" officeooo:paragraph-rsid="000396c6"/>
    </style:style>
    <style:style style:name="T1" style:family="text">
      <style:text-properties officeooo:rsid="00039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che coherence</text:p>
      <text:p text:style-name="P1">MESI – modified, exclusive, share, invalid</text:p>
      <text:p text:style-name="P1"/>
      <text:p text:style-name="P2">memory barrier – mcKenney july 2010 article</text:p>
      <text:p text:style-name="P2"/>
      <text:p text:style-name="P2">__sync_fetch_and_or – <text:span text:style-name="T1">wrapper to set and test</text:span></text:p>
      <text:p text:style-name="P2"/>
      <text:p text:style-name="P2"/>
      <text:p text:style-name="P3">the problem with mutex is that it has to be init by someone, and ready to be used</text:p>
      <text:p text:style-name="P3">who will build the mutex, and how to make sure that in multi thread there will be only only 1 mutex and ini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5:28:46.800405508</meta:creation-date>
    <dc:date>2016-05-04T15:51:15.392524238</dc:date>
    <meta:editing-duration>PT20M5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60" meta:character-count="334" meta:non-whitespace-character-count="277"/>
  </office:meta>
</office:document-meta>
</file>